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Text_20_body" style:list-style-name="L1"/>
    <style:style style:name="T1" style:family="text">
      <style:text-properties officeooo:rsid="0002d31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4.5. E</text:span></text:span><text:span text:style-name="Strong_20_Emphasis">xtension grant</text:span> (uzantı yetkilendirme türü), OAuth 2.0'ın standart yetkilendirme türlerinden farklı bir şekilde çalışır. Bu tür, istemcinin yetkilendirme sunucusuna özel bir yetkilendirme türünü belirtmesini sağlar. Uzantı grant türleri, belirli bir işlevselliği sağlamak için genişletilebilir ve bu türlerin nasıl kullanılacağı, yetkilendirme sunucusunun tanımladığı mutlak bir URI (Uniform Resource Identifier) ile belirlenir.</text:p>
      <text:h text:style-name="Heading_20_3" text:outline-level="3">Adımlar ve Açıklama:</text:h>
      <text:list text:style-name="L1">
        <text:list-item>
          <text:p text:style-name="P3"><text:span text:style-name="Strong_20_Emphasis">Grant Type Belirleme</text:span>:<text:line-break/>İstemci, token talep ederken, "grant_type" parametresini kullanarak uzantı türünü belirtir. Bu tür, yetkilendirme sunucusu tarafından tanımlanmış bir URI ile belirlenir. Yani, her uzantı türü için yetkilendirme sunucusu tarafından tanımlanan özel bir URI kullanılır. Örneğin, <text:span text:style-name="Strong_20_Emphasis">SAML 2.0</text:span> kullanarak erişim belirteci almak için bir URI belirlenmiştir ve bu URI, istemci tarafından kullanılır.</text:p>
        </text:list-item>
        <text:list-item>
          <text:p text:style-name="P3"><text:span text:style-name="Strong_20_Emphasis">Erişim Belirteci Talebi</text:span>:<text:line-break/>İstemci, bu grant türünü kullanarak erişim belirteci almak için bir HTTP isteği gönderir. Bu istekte, grant türünü (örn. <text:span text:style-name="Source_20_Text">grant_type=urn:ietf:params:oauth:grant-type:saml2-bearer</text:span>) ve gereken diğer parametreleri (örneğin, SAML beyanı) ekler.</text:p>
        </text:list-item>
        <text:list-item>
          <text:p text:style-name="P3"><text:span text:style-name="Strong_20_Emphasis">Geçerli ve Yetkilendirilmiş İstek</text:span>:<text:line-break/>Eğer istemcinin gönderdiği istek geçerli ve yetkilendirilmişse, yetkilendirme sunucusu, istemciye bir erişim belirteci ve isteğe bağlı bir yenileme belirteci gönderir.</text:p>
        </text:list-item>
        <text:list-item>
          <text:p text:style-name="P3"><text:span text:style-name="Strong_20_Emphasis">Hatalı veya Geçersiz İstek</text:span>:<text:line-break/>Eğer istek geçersizse veya istemci kimlik doğrulaması başarısız olursa, yetkilendirme sunucusu hata yanıtı döndürür.</text:p>
        </text:list-item>
      </text:list>
      <text:h text:style-name="Heading_20_3" text:outline-level="3">Örnek:</text:h>
      <text:p text:style-name="Text_20_body">Buradaki örnekte, istemci <text:span text:style-name="Strong_20_Emphasis">SAML 2.0</text:span> kullanarak bir erişim belirteci almak istiyor. Bunun için, aşağıdaki gibi bir HTTP isteği gönderiyor:</text:p>
      <text:p text:style-name="Standard"/>
      <text:p text:style-name="P1"><text:span text:style-name="Source_20_Text">POST /token HTTP/1.1 <text:s/></text:span></text:p>
      <text:p text:style-name="P1"><text:span text:style-name="Source_20_Text">Host: server.example.com <text:s/></text:span></text:p>
      <text:p text:style-name="P1"><text:span text:style-name="Source_20_Text">Content-Type: application/x-www-form-urlencoded <text:s/></text:span></text:p>
      <text:p text:style-name="P1"/>
      <text:p text:style-name="P2"><text:span text:style-name="Source_20_Text">grant_type=urn%3Aietf%3Aparams%3Aoauth%3Agrant-type%3Asaml2-bearer&amp;assertion=PEFzc2VydGlvbiBJc3N1ZUluc3RhbnQ9IjIwMTEtMDU</text:span></text:p>
      <text:p text:style-name="Text_20_body">Burada, <text:span text:style-name="Source_20_Text">grant_type</text:span> parametresi belirli bir uzantıyı (<text:span text:style-name="Source_20_Text">saml2-bearer</text:span>) belirtiyor ve <text:span text:style-name="Source_20_Text">assertion</text:span> parametresi ise SAML beyanını taşıyor.</text:p>
      <text:p text:style-name="Text_20_body">Eğer bu istek başarılı olursa, yetkilendirme sunucusu erişim belirteci ve yenileme belirteci gönderir. Eğer geçersizse, hata mesajı döner.</text:p>
      <text:p text:style-name="Text_20_body">Bu, OAuth 2.0'ın esnekliğinden faydalanarak, özel yetkilendirme türlerinin eklenmesine olanak tanı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8:27:22.947200133</meta:creation-date>
    <dc:date>2025-01-26T08:28:24.340418529</dc:date>
    <meta:editing-duration>PT1M1S</meta:editing-duration>
    <meta:editing-cycles>1</meta:editing-cycles>
    <meta:document-statistic meta:table-count="0" meta:image-count="0" meta:object-count="0" meta:page-count="1" meta:paragraph-count="15" meta:word-count="255" meta:character-count="2207" meta:non-whitespace-character-count="1965"/>
    <meta:generator>LibreOffice/7.4.7.2$Linux_X86_64 LibreOffice_project/40$Build-2</meta:generator>
  </office:meta>
</office:document-meta>
</file>